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American Typewriter" svg:font-family="'American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359a" officeooo:paragraph-rsid="001d359a"/>
    </style:style>
    <style:style style:name="P2" style:family="paragraph" style:parent-style-name="Standard">
      <style:text-properties fo:font-weight="bold" officeooo:rsid="001d359a" officeooo:paragraph-rsid="001d359a" style:font-weight-asian="bold" style:font-weight-complex="bold"/>
    </style:style>
    <style:style style:name="P3" style:family="paragraph" style:parent-style-name="Standard">
      <style:paragraph-properties fo:text-align="start" style:justify-single-word="false"/>
      <style:text-properties style:font-name="Liberation Sans" fo:font-size="12pt" fo:font-weight="normal" officeooo:rsid="001d359a" officeooo:paragraph-rsid="001d359a"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Liberation Sans" fo:font-size="12pt" fo:font-weight="normal" officeooo:rsid="001d359a" officeooo:paragraph-rsid="001d359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24pt" fo:font-weight="normal" officeooo:rsid="001d359a" officeooo:paragraph-rsid="001d359a" style:font-size-asian="24pt" style:font-weight-asian="normal" style:font-size-complex="24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497fb2" officeooo:paragraph-rsid="004b9f9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bold" officeooo:rsid="001d359a" officeooo:paragraph-rsid="001d359a"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Times New Roman" fo:font-size="12pt" fo:font-weight="bold" officeooo:rsid="001d359a" officeooo:paragraph-rsid="00259bf9"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font-style="italic" fo:font-weight="normal" officeooo:rsid="001df1f8" officeooo:paragraph-rsid="003ed6c7"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Times New Roman" fo:font-size="12pt" fo:font-style="italic" fo:font-weight="normal" officeooo:rsid="001df1f8" officeooo:paragraph-rsid="001d359a"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Times New Roman" fo:font-size="12pt" fo:font-style="normal" fo:font-weight="normal" officeooo:rsid="00484bdd" officeooo:paragraph-rsid="00484bd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Times New Roman" fo:font-size="15pt" fo:font-weight="bold" officeooo:rsid="001d359a" officeooo:paragraph-rsid="001d359a" style:font-size-asian="15pt" style:font-weight-asian="bold" style:font-size-complex="15pt" style:font-weight-complex="bold"/>
    </style:style>
    <style:style style:name="P13" style:family="paragraph" style:parent-style-name="Standard">
      <style:text-properties fo:font-weight="normal" officeooo:rsid="001d359a" officeooo:paragraph-rsid="001d359a" style:font-weight-asian="normal" style:font-weight-complex="normal"/>
    </style:style>
    <style:style style:name="P14" style:family="paragraph" style:parent-style-name="Standard">
      <style:paragraph-properties fo:text-align="center" style:justify-single-word="false"/>
      <style:text-properties style:font-name="American Typewriter" fo:font-size="62pt" fo:font-weight="normal" officeooo:rsid="001d359a" officeooo:paragraph-rsid="001d359a" style:font-size-asian="62pt" style:font-weight-asian="normal" style:font-size-complex="62pt" style:font-weight-complex="normal"/>
    </style:style>
    <style:style style:name="P15" style:family="paragraph" style:parent-style-name="Standard">
      <style:paragraph-properties fo:text-align="start" style:justify-single-word="false"/>
      <style:text-properties officeooo:paragraph-rsid="003ed6c7"/>
    </style:style>
    <style:style style:name="P16" style:family="paragraph" style:parent-style-name="Standard">
      <style:paragraph-properties fo:text-align="start" style:justify-single-word="false"/>
      <style:text-properties style:font-name="Liberation Sans" fo:font-size="24pt" fo:font-weight="normal" officeooo:rsid="001d359a" officeooo:paragraph-rsid="001d359a" style:font-size-asian="24pt" style:font-weight-asian="normal" style:font-size-complex="24pt" style:font-weight-complex="normal"/>
    </style:style>
    <style:style style:name="P17" style:family="paragraph" style:parent-style-name="Standard">
      <style:paragraph-properties fo:text-align="start" style:justify-single-word="false"/>
      <style:text-properties style:font-name="Liberation Sans" fo:font-size="24pt" fo:font-weight="normal" officeooo:rsid="001d359a" officeooo:paragraph-rsid="0057dc88" style:font-size-asian="24pt" style:font-weight-asian="normal" style:font-size-complex="24pt" style:font-weight-complex="normal"/>
    </style:style>
    <style:style style:name="P18" style:family="paragraph" style:parent-style-name="Standard">
      <style:paragraph-properties fo:text-align="start" style:justify-single-word="false"/>
      <style:text-properties style:font-name="Liberation Sans" fo:font-size="12pt" fo:font-weight="normal" officeooo:rsid="001d359a" officeooo:paragraph-rsid="0057dc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484bdd" officeooo:paragraph-rsid="005f41b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officeooo:rsid="00484bdd" officeooo:paragraph-rsid="006f308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484bdd" officeooo:paragraph-rsid="0073d9d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497fb2" officeooo:paragraph-rsid="00671f2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70f781" officeooo:paragraph-rsid="0070f78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style="italic" fo:font-weight="bold" officeooo:rsid="001d359a" officeooo:paragraph-rsid="0058a428"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font-name="Times New Roman" fo:font-size="12pt" fo:font-style="italic" fo:font-weight="normal" officeooo:rsid="001df1f8" officeooo:paragraph-rsid="003ed6c7"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Times New Roman" fo:font-size="15pt" fo:font-weight="bold" officeooo:rsid="001d359a" officeooo:paragraph-rsid="0057dc88" style:font-size-asian="15pt" style:font-weight-asian="bold" style:font-size-complex="15pt" style:font-weight-complex="bold"/>
    </style:style>
    <style:style style:name="T1" style:family="text">
      <style:text-properties style:text-position="super 58%" officeooo:rsid="00654e5e"/>
    </style:style>
    <style:style style:name="T2" style:family="text">
      <style:text-properties fo:font-weight="bold" style:font-weight-asian="bold" style:font-weight-complex="bold"/>
    </style:style>
    <style:style style:name="T3" style:family="text">
      <style:text-properties fo:font-weight="normal" officeooo:rsid="004b9f97" style:font-weight-asian="normal" style:font-weight-complex="normal"/>
    </style:style>
    <style:style style:name="T4" style:family="text">
      <style:text-properties style:font-name="Times New Roman" fo:font-size="12pt" fo:font-style="italic" fo:font-weight="normal" officeooo:rsid="001df1f8" style:font-size-asian="10.5pt" style:font-style-asian="italic" style:font-weight-asian="normal" style:font-size-complex="12pt" style:font-style-complex="italic" style:font-weight-complex="normal"/>
    </style:style>
    <style:style style:name="T5" style:family="text">
      <style:text-properties style:font-name="Times New Roman" fo:font-size="12pt" fo:font-style="italic" fo:font-weight="normal" officeooo:rsid="001ebd8a" style:font-size-asian="10.5pt" style:font-style-asian="italic" style:font-weight-asian="normal" style:font-size-complex="12pt" style:font-style-complex="italic" style:font-weight-complex="normal"/>
    </style:style>
    <style:style style:name="T6" style:family="text">
      <style:text-properties style:font-name="Times New Roman" fo:font-size="12pt" fo:font-style="italic" fo:font-weight="normal" officeooo:rsid="00710cf9" style:font-size-asian="10.5pt" style:font-style-asian="italic" style:font-weight-asian="normal" style:font-size-complex="12pt"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4b9f97" style:font-style-asian="italic" style:font-style-complex="italic"/>
    </style:style>
    <style:style style:name="T9" style:family="text">
      <style:text-properties fo:font-style="italic" officeooo:rsid="0050e85b" style:font-style-asian="italic" style:font-style-complex="italic"/>
    </style:style>
    <style:style style:name="T10" style:family="text">
      <style:text-properties fo:font-style="italic" officeooo:rsid="005f41b2" style:font-style-asian="italic" style:font-style-complex="italic"/>
    </style:style>
    <style:style style:name="T11" style:family="text">
      <style:text-properties fo:font-style="italic" officeooo:rsid="005fc439" style:font-style-asian="italic" style:font-style-complex="italic"/>
    </style:style>
    <style:style style:name="T12" style:family="text">
      <style:text-properties fo:font-style="italic" officeooo:rsid="00613de2" style:font-style-asian="italic" style:font-style-complex="italic"/>
    </style:style>
    <style:style style:name="T13" style:family="text">
      <style:text-properties fo:font-style="italic" officeooo:rsid="00618273" style:font-style-asian="italic" style:font-style-complex="italic"/>
    </style:style>
    <style:style style:name="T14" style:family="text">
      <style:text-properties fo:font-style="italic" officeooo:rsid="006193f9" style:font-style-asian="italic" style:font-style-complex="italic"/>
    </style:style>
    <style:style style:name="T15" style:family="text">
      <style:text-properties fo:font-style="italic" officeooo:rsid="0061b276" style:font-style-asian="italic" style:font-style-complex="italic"/>
    </style:style>
    <style:style style:name="T16" style:family="text">
      <style:text-properties fo:font-style="italic" officeooo:rsid="0068a995" style:font-style-asian="italic" style:font-style-complex="italic"/>
    </style:style>
    <style:style style:name="T17" style:family="text">
      <style:text-properties fo:font-style="italic" officeooo:rsid="006a671d" style:font-style-asian="italic" style:font-style-complex="italic"/>
    </style:style>
    <style:style style:name="T18" style:family="text">
      <style:text-properties fo:font-style="italic" officeooo:rsid="007045c7" style:font-style-asian="italic" style:font-style-complex="italic"/>
    </style:style>
    <style:style style:name="T19" style:family="text">
      <style:text-properties fo:font-style="italic" officeooo:rsid="00745121" style:font-style-asian="italic" style:font-style-complex="italic"/>
    </style:style>
    <style:style style:name="T20" style:family="text">
      <style:text-properties fo:font-style="italic" fo:font-weight="normal" officeooo:rsid="004b9f97"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50e85b" style:font-style-asian="normal" style:font-style-complex="normal"/>
    </style:style>
    <style:style style:name="T23" style:family="text">
      <style:text-properties fo:font-style="normal" officeooo:rsid="0054aaa9" style:font-style-asian="normal" style:font-style-complex="normal"/>
    </style:style>
    <style:style style:name="T24" style:family="text">
      <style:text-properties fo:font-style="normal" officeooo:rsid="0055ae89" style:font-style-asian="normal" style:font-style-complex="normal"/>
    </style:style>
    <style:style style:name="T25" style:family="text">
      <style:text-properties fo:font-style="normal" officeooo:rsid="0058dc0a" style:font-style-asian="normal" style:font-style-complex="normal"/>
    </style:style>
    <style:style style:name="T26" style:family="text">
      <style:text-properties fo:font-style="normal" officeooo:rsid="005b1b8c" style:font-style-asian="normal" style:font-style-complex="normal"/>
    </style:style>
    <style:style style:name="T27" style:family="text">
      <style:text-properties fo:font-style="normal" officeooo:rsid="005c2132" style:font-style-asian="normal" style:font-style-complex="normal"/>
    </style:style>
    <style:style style:name="T28" style:family="text">
      <style:text-properties fo:font-style="normal" officeooo:rsid="005cc33c" style:font-style-asian="normal" style:font-style-complex="normal"/>
    </style:style>
    <style:style style:name="T29" style:family="text">
      <style:text-properties fo:font-style="normal" officeooo:rsid="005f41b2" style:font-style-asian="normal" style:font-style-complex="normal"/>
    </style:style>
    <style:style style:name="T30" style:family="text">
      <style:text-properties fo:font-style="normal" officeooo:rsid="005fc439" style:font-style-asian="normal" style:font-style-complex="normal"/>
    </style:style>
    <style:style style:name="T31" style:family="text">
      <style:text-properties fo:font-style="normal" officeooo:rsid="00613de2" style:font-style-asian="normal" style:font-style-complex="normal"/>
    </style:style>
    <style:style style:name="T32" style:family="text">
      <style:text-properties fo:font-style="normal" officeooo:rsid="00614ad7" style:font-style-asian="normal" style:font-style-complex="normal"/>
    </style:style>
    <style:style style:name="T33" style:family="text">
      <style:text-properties fo:font-style="normal" officeooo:rsid="00618273" style:font-style-asian="normal" style:font-style-complex="normal"/>
    </style:style>
    <style:style style:name="T34" style:family="text">
      <style:text-properties fo:font-style="normal" officeooo:rsid="006193f9" style:font-style-asian="normal" style:font-style-complex="normal"/>
    </style:style>
    <style:style style:name="T35" style:family="text">
      <style:text-properties fo:font-style="normal" officeooo:rsid="00671f2d" style:font-style-asian="normal" style:font-style-complex="normal"/>
    </style:style>
    <style:style style:name="T36" style:family="text">
      <style:text-properties fo:font-style="normal" officeooo:rsid="0068a995" style:font-style-asian="normal" style:font-style-complex="normal"/>
    </style:style>
    <style:style style:name="T37" style:family="text">
      <style:text-properties fo:font-style="normal" officeooo:rsid="006a671d" style:font-style-asian="normal" style:font-style-complex="normal"/>
    </style:style>
    <style:style style:name="T38" style:family="text">
      <style:text-properties fo:font-style="normal" officeooo:rsid="006d4f2a" style:font-style-asian="normal" style:font-style-complex="normal"/>
    </style:style>
    <style:style style:name="T39" style:family="text">
      <style:text-properties fo:font-style="normal" officeooo:rsid="007045c7" style:font-style-asian="normal" style:font-style-complex="normal"/>
    </style:style>
    <style:style style:name="T40" style:family="text">
      <style:text-properties fo:font-style="normal" officeooo:rsid="0070fb77" style:font-style-asian="normal" style:font-style-complex="normal"/>
    </style:style>
    <style:style style:name="T41" style:family="text">
      <style:text-properties fo:font-style="normal" officeooo:rsid="00745121" style:font-style-asian="normal" style:font-style-complex="normal"/>
    </style:style>
    <style:style style:name="T42" style:family="text">
      <style:text-properties style:text-position="0% 100%" fo:font-weight="normal" officeooo:rsid="0044e5d4" style:font-weight-asian="normal" style:font-weight-complex="normal"/>
    </style:style>
    <style:style style:name="T43" style:family="text">
      <style:text-properties officeooo:rsid="00463e69"/>
    </style:style>
    <style:style style:name="T44" style:family="text">
      <style:text-properties officeooo:rsid="0057dc88"/>
    </style:style>
    <style:style style:name="T45" style:family="text">
      <style:text-properties officeooo:rsid="00654e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SCI 3SH3, Winter 2021</text:p>
      <text:p text:style-name="P1"><text:span text:style-name="T2">Student Name:</text:span> Jatin Chowdhary</text:p>
      <text:p text:style-name="P1"><text:span text:style-name="T2">Mac ID:</text:span> Chowdhaj</text:p>
      <text:p text:style-name="P1"><text:span text:style-name="T2">Student #:</text:span> 400033011</text:p>
      <text:p text:style-name="P1"><text:span text:style-name="T2">Date:</text:span> <text:span text:style-name="T45">April 2</text:span><text:span text:style-name="T1">nd</text:span><text:span text:style-name="T42">, 202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Lab <text:span text:style-name="T43">Assignment </text:span><text:span text:style-name="T44">5</text:span> – <text:span text:style-name="T44">Scheduling Algorithms</text:span></text:p>
      <text:p text:style-name="P14"/>
      <text:p text:style-name="P4"/>
      <text:p text:style-name="P4"/>
      <text:p text:style-name="P4"/>
      <text:p text:style-name="P4"/>
      <text:p text:style-name="P4"/>
      <text:p text:style-name="P4"/>
      <text:p text:style-name="P4"/>
      <text:p text:style-name="P4"/>
      <text:p text:style-name="P4"/>
      <text:p text:style-name="P5"><text:soft-page-break/>Q1 – <text:span text:style-name="T44">Shortest Job First (SJF) Scheduler</text:span></text:p>
      <text:p text:style-name="P3"/>
      <text:p text:style-name="P12">Module Description</text:p>
      <text:p text:style-name="P19">The <text:span text:style-name="T8">schedule_sjf</text:span><text:span text:style-name="T25"> program </text:span><text:span text:style-name="T26">is an implementation of the “Shortest Job First” scheduling algorithm. </text:span><text:span text:style-name="T27">This scheduling algorithm executes the task/process with the shortest CPU burst time first. </text:span><text:span text:style-name="T28">Then, the task/process with the next smallest burst time is executed, and so on. </text:span><text:span text:style-name="T29">The </text:span><text:span text:style-name="T8">schedule_sjf.</text:span><text:span text:style-name="T10">c </text:span><text:span text:style-name="T29">program has three functions in it; </text:span><text:span text:style-name="T10">add()</text:span><text:span text:style-name="T29">, </text:span><text:span text:style-name="T10">schedule()</text:span><text:span text:style-name="T29">, and </text:span><text:span text:style-name="T10">pickNextTask()</text:span><text:span text:style-name="T29">. The </text:span><text:span text:style-name="T10">add()</text:span><text:span text:style-name="T29"> function is quite trivial and adds a process/task to the queue, of tasks/processes. Note, this queue is actually a linked list. </text:span><text:span text:style-name="T30">The </text:span><text:span text:style-name="T11">schedule()</text:span><text:span text:style-name="T30"> function is also trivial; its job is to call the </text:span><text:span text:style-name="T11">pickNextTask()</text:span><text:span text:style-name="T30"> function, run the task, and then delete it from the linked list. </text:span><text:span text:style-name="T31">The </text:span><text:span text:style-name="T12">pickNextTask()</text:span><text:span text:style-name="T31"> function is where most of the work happens. This function is responsible for finding the task/process with the shortest burst time, and returning it to the </text:span><text:span text:style-name="T12">schedule()</text:span><text:span text:style-name="T31"> function. </text:span><text:span text:style-name="T32">It finds the correct task/process by iterating through the linked list that contains the tasks/processes, and checks each task’s CPU burst time. If it finds a task with a smaller CPU burst time, then it saves the reference to the task in a local variable. </text:span><text:span text:style-name="T33">Once the end of the linked list has been reached, the local variable that stores the reference to the task with the smallest CPU burst time is returned to the calling function, </text:span><text:span text:style-name="T13">schedule()</text:span><text:span text:style-name="T33">. </text:span></text:p>
      <text:p text:style-name="P11"/>
      <text:p text:style-name="P6"><text:span text:style-name="T7">Note:</text:span><text:span text:style-name="T21"> This is a semi-high level description of the </text:span><text:span text:style-name="T14">schedule_sjf</text:span><text:span text:style-name="T21"> program. For more information </text:span><text:span text:style-name="T23">(i.e. </text:span><text:span text:style-name="T34">Data types, control flow</text:span><text:span text:style-name="T23">, </text:span><text:span text:style-name="T24">logic, etc.</text:span><text:span text:style-name="T23">) </text:span><text:span text:style-name="T21">please refer to the source file, </text:span><text:span text:style-name="T15">schedule_sjf</text:span><text:span text:style-name="T7">.c</text:span><text:span text:style-name="T21">, and use the</text:span><text:span text:style-name="T7"> Makefile</text:span><text:span text:style-name="T21"> to compile it.</text:span></text:p>
      <text:p text:style-name="P8"/>
      <text:p text:style-name="P7">*Source Code: <text:span text:style-name="T20">schedule_sjf.c</text:span></text:p>
      <text:p text:style-name="P5"/>
      <text:p text:style-name="P5"/>
      <text:p text:style-name="P5"/>
      <text:p text:style-name="P5"/>
      <text:p text:style-name="P5"/>
      <text:p text:style-name="P5"/>
      <text:p text:style-name="P5"/>
      <text:p text:style-name="P5"/>
      <text:p text:style-name="P5"/>
      <text:p text:style-name="P5"/>
      <text:p text:style-name="P5"/>
      <text:p text:style-name="P17"><text:soft-page-break/>Q<text:span text:style-name="T44">2</text:span> – <text:span text:style-name="T44">Priority With Round-Robin Scheduler</text:span></text:p>
      <text:p text:style-name="P18"/>
      <text:p text:style-name="P26">Module Description</text:p>
      <text:p text:style-name="P21">The <text:span text:style-name="T8">schedule_priority_rr </text:span><text:span text:style-name="T25">program </text:span><text:span text:style-name="T36">is an implementation of the “Priority Based Round-Robin” scheduling algorithm. This scheduling algorithm executes tasks/processes using Round Robin (RR) but based on priority; tasks with a higher priority are given precedence, and are executed first. Tasks with a higher priority are executed before tasks with a lower priority. Note, a low priority number means that the task has a high priority, and a big priority number means that the task has a low priority. The </text:span><text:span text:style-name="T16">schedule_priority_rr</text:span><text:span text:style-name="T36"> program has three functions in it: </text:span><text:span text:style-name="T10">add()</text:span><text:span text:style-name="T29">, </text:span><text:span text:style-name="T10">schedule()</text:span><text:span text:style-name="T29">, and </text:span><text:span text:style-name="T10">pickNextTask()</text:span><text:span text:style-name="T29">. The </text:span><text:span text:style-name="T10">add()</text:span><text:span text:style-name="T29"> function is quite trivial and adds a process/task to the queue, of tasks/processes. Note, this queue is actually a linked list. </text:span><text:span text:style-name="T30">The </text:span><text:span text:style-name="T11">schedule()</text:span><text:span text:style-name="T30"> function is also trivial; its job is to </text:span><text:span text:style-name="T37">iterate through the linked list, that contains the tasks, until the list is empty, and upon each iteration, it calls the </text:span><text:span text:style-name="T11">pickNextTask()</text:span><text:span text:style-name="T30"> function </text:span><text:span text:style-name="T37">to decide which function should be executed based on priority. Once the task has been selected, if its burst time is greater than the time quantum, </text:span><text:span text:style-name="T17">q, </text:span><text:span text:style-name="T37">then </text:span><text:span text:style-name="T17">q</text:span><text:span text:style-name="T37"> is subtracted from the task’s burst time, and a counter is incremented. If the burst time is less than </text:span><text:span text:style-name="T17">q</text:span><text:span text:style-name="T37">, then the burst time is decreased to 0, and the entire task is removed from the linked list. </text:span><text:span text:style-name="T31">The </text:span><text:span text:style-name="T12">pickNextTask()</text:span><text:span text:style-name="T31"> function is where most of the work happens. This function is responsible for finding the task/process with the </text:span><text:span text:style-name="T38">highest priority that wasn’t previously executed</text:span><text:span text:style-name="T31">, and returning it to the </text:span><text:span text:style-name="T12">schedule()</text:span><text:span text:style-name="T31"> function. </text:span><text:span text:style-name="T39">It does this by iterating through the linked list and finds a task/process with a priority that is identical to the previous</text:span><text:span text:style-name="T40">ly</text:span><text:span text:style-name="T39"> executed task. Each time it iterates through the linked list, it continues from where it left off. For instance, if the function chooses a task at position 2, then the next time it runs, it will start at position 3. When the function iterates through the linked list, it checks to see if there is a task/process with an identical priority to the previous task. If it does not find one, the index counter is reset and the function finds the next task or set of tasks with a high priority and returns them to the </text:span><text:span text:style-name="T18">schedule()</text:span><text:span text:style-name="T39"> function. </text:span><text:span text:style-name="T40">This process continues until all tasks/processes have been executed in a </text:span><text:span text:style-name="T36">“Priority Based Round-Robin” </text:span><text:span text:style-name="T40">manner. </text:span></text:p>
      <text:p text:style-name="P20"><text:span text:style-name="T22"/></text:p>
      <text:p text:style-name="P22"><text:span text:style-name="T9">Note_</text:span><text:span text:style-name="T19">1</text:span><text:span text:style-name="T9">:</text:span><text:span text:style-name="T22"> This is a semi-high level description of the </text:span><text:span text:style-name="T8">schedule_priority_rr</text:span><text:span text:style-name="T22"> program. For more information </text:span><text:span text:style-name="T23">(i.e. </text:span><text:span text:style-name="T35">Data types, control flow</text:span><text:span text:style-name="T23">, </text:span><text:span text:style-name="T24">logic, etc.</text:span><text:span text:style-name="T23">) </text:span><text:span text:style-name="T22">please refer to the source file, </text:span><text:span text:style-name="T8">schedule_priority_rr</text:span><text:span text:style-name="T9">.c</text:span><text:span text:style-name="T22">, and use the</text:span><text:span text:style-name="T9"> Makefile</text:span><text:span text:style-name="T22"> to compile it.</text:span></text:p>
      <text:p text:style-name="P22"><text:span text:style-name="T22"/></text:p>
      <text:p text:style-name="P23"><text:span text:style-name="T9">N</text:span><text:span text:style-name="T7">ote_2:</text:span><text:span text:style-name="T21"> The time complexity for this specific implementation is relatively large. Thus it would be better if the list of task/processes was sorted before the scheduling algorithm is executed. </text:span></text:p>
      <text:p text:style-name="P10"/>
      <text:p text:style-name="P24">*Source Code: <text:span text:style-name="T3">schedule_priority_rr.c</text:span></text:p>
      <text:p text:style-name="P10"/>
      <text:p text:style-name="P9"/>
      <text:p text:style-name="P9"/>
      <text:p text:style-name="P9"/>
      <text:p text:style-name="P9"/>
      <text:p text:style-name="P9"/>
      <text:p text:style-name="P9"/>
      <text:p text:style-name="P9"/>
      <text:p text:style-name="P9"/>
      <text:p text:style-name="P9"/>
      <text:p text:style-name="P15"><text:span text:style-name="T4">*Source </text:span><text:span text:style-name="T5">C</text:span><text:span text:style-name="T4">ode is attached in a zip file </text:span><text:span text:style-name="T6">and as individual fi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American Typewriter" svg:font-family="'American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08T15:33:40.301380922</meta:creation-date>
    <dc:date>2021-04-02T16:55:03.801178297</dc:date>
    <meta:editing-duration>PT19H43M9S</meta:editing-duration>
    <meta:editing-cycles>74</meta:editing-cycles>
    <meta:generator>LibreOffice/7.0.4.2$MacOSX_X86_64 LibreOffice_project/dcf040e67528d9187c66b2379df5ea4407429775</meta:generator>
    <meta:document-statistic meta:table-count="0" meta:image-count="0" meta:object-count="0" meta:page-count="3" meta:paragraph-count="18" meta:word-count="743" meta:character-count="4617" meta:non-whitespace-character-count="3886"/>
  </office:meta>
</office:document-meta>
</file>